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6.038cm" fo:min-width="6.038cm" fo:padding-top="0.231cm" fo:padding-bottom="0.231cm" fo:padding-left="0.356cm" fo:padding-right="0.356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8cm" draw:marker-end="Linienspitzen_20_1" draw:marker-end-width="0.618cm" svg:stroke-linecap="round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00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9.038cm" fo:min-width="6.038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9.788cm" fo:min-width="6.03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5.5cm" fo:min-width="6.25cm" fo:padding-top="0.231cm" fo:padding-bottom="0.231cm" fo:padding-left="0.356cm" fo:padding-right="0.356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67fff" draw:textarea-horizontal-align="justify" draw:textarea-vertical-align="middle" draw:auto-grow-height="false" fo:min-height="0.75cm" fo:min-width="3.75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bbe33d" draw:textarea-horizontal-align="justify" draw:textarea-vertical-align="middle" draw:auto-grow-height="false" fo:min-height="0.644cm" fo:min-width="4.64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067fff" draw:textarea-horizontal-align="justify" draw:textarea-vertical-align="middle" draw:auto-grow-height="false" fo:min-height="0.644cm" fo:min-width="3.644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00" draw:textarea-horizontal-align="justify" draw:textarea-vertical-align="middle" draw:auto-grow-height="false" fo:min-height="0.644cm" fo:min-width="0.144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666666" draw:textarea-horizontal-align="justify" draw:textarea-vertical-align="middle" draw:auto-grow-height="false" fo:min-height="4.894cm" fo:min-width="5.144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7" style:family="graphic" style:parent-style-name="objectwithoutfill">
      <style:graphic-properties svg:stroke-width="0.459cm" svg:stroke-color="#000000" draw:marker-start-width="0.886cm" draw:marker-end-width="0.886cm" svg:stroke-linecap="round" draw:fill="none" draw:textarea-vertical-align="middle" fo:padding-top="0.352cm" fo:padding-bottom="0.352cm" fo:padding-left="0.477cm" fo:padding-right="0.47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067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-color="#bbe33d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ff00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ffff00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5cm" svg:height="6.5cm" svg:x="0.25cm" svg:y="11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16.75cm" svg:x2="6cm" svg:y2="16.75cm">
          <text:p/>
        </draw:line>
        <draw:line draw:style-name="gr2" draw:text-style-name="P2" draw:layer="layout" svg:x1="6cm" svg:y1="15.25cm" svg:x2="7.25cm" svg:y2="15.25cm">
          <text:p/>
        </draw:line>
        <draw:line draw:style-name="gr2" draw:text-style-name="P2" draw:layer="layout" svg:x1="6cm" svg:y1="13.25cm" svg:x2="7.25cm" svg:y2="13.25cm">
          <text:p/>
        </draw:line>
        <draw:line draw:style-name="gr3" draw:text-style-name="P2" draw:layer="layout" svg:x1="3.25cm" svg:y1="12.25cm" svg:x2="3.25cm" svg:y2="13cm">
          <text:p/>
        </draw:line>
        <draw:custom-shape draw:style-name="gr4" draw:text-style-name="P1" draw:layer="layout" svg:width="6.75cm" svg:height="9.5cm" svg:x="0.2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0cm" svg:x2="7.25cm" svg:y2="10cm">
          <text:p/>
        </draw:line>
        <draw:line draw:style-name="gr2" draw:text-style-name="P2" draw:layer="layout" svg:x1="2.75cm" svg:y1="9.75cm" svg:x2="2.75cm" svg:y2="8.25cm">
          <text:p/>
        </draw:line>
        <draw:custom-shape draw:style-name="gr5" draw:text-style-name="P1" draw:layer="layout" svg:width="6.75cm" svg:height="10.25cm" svg:x="8cm" svg:y="7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cm" svg:y1="11.25cm" svg:x2="8.25cm" svg:y2="11.25cm">
          <text:p/>
        </draw:line>
        <draw:custom-shape draw:style-name="gr6" draw:text-style-name="P1" draw:layer="layout" svg:width="6.75cm" svg:height="5.75cm" svg:x="8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5cm" svg:y1="16.75cm" svg:x2="9.25cm" svg:y2="16.75cm">
          <text:p/>
        </draw:line>
        <draw:line draw:style-name="gr2" draw:text-style-name="P2" draw:layer="layout" svg:x1="7.75cm" svg:y1="2.5cm" svg:x2="9cm" svg:y2="2.5cm">
          <text:p/>
        </draw:line>
        <draw:line draw:style-name="gr2" draw:text-style-name="P3" draw:layer="layout" svg:x1="10.75cm" svg:y1="3.25cm" svg:x2="10.75cm" svg:y2="4cm">
          <text:p/>
        </draw:line>
        <draw:line draw:style-name="gr2" draw:text-style-name="P2" draw:layer="layout" svg:x1="9cm" svg:y1="3cm" svg:x2="7.75cm" svg:y2="3cm">
          <text:p/>
        </draw:line>
        <draw:custom-shape draw:style-name="gr7" draw:text-style-name="P4" draw:layer="layout" svg:width="4.25cm" svg:height="1cm" svg:x="9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cm" svg:y1="4cm" svg:x2="11.5cm" svg:y2="3.25cm">
          <text:p/>
        </draw:line>
        <draw:line draw:style-name="gr2" draw:text-style-name="P2" draw:layer="layout" svg:x1="7.75cm" svg:y1="6.25cm" svg:x2="9cm" svg:y2="6.25cm">
          <text:p/>
        </draw:line>
        <draw:line draw:style-name="gr2" draw:text-style-name="P2" draw:layer="layout" svg:x1="7.75cm" svg:y1="9cm" svg:x2="9cm" svg:y2="9cm">
          <text:p/>
        </draw:line>
        <draw:line draw:style-name="gr2" draw:text-style-name="P2" draw:layer="layout" svg:x1="7.25cm" svg:y1="10.5cm" svg:x2="6cm" svg:y2="10.5cm">
          <text:p/>
        </draw:line>
        <draw:line draw:style-name="gr2" draw:text-style-name="P2" draw:layer="layout" svg:x1="7.25cm" svg:y1="13.75cm" svg:x2="6cm" svg:y2="13.75cm">
          <text:p/>
        </draw:line>
        <draw:frame draw:style-name="gr8" draw:text-style-name="P5" draw:layer="layout" svg:width="1.5cm" svg:height="0.725cm" svg:x="11.75cm" svg:y="1.525cm">
          <draw:text-box>
            <text:p><text:span text:style-name="T1">MBR</text:span></text:p>
          </draw:text-box>
        </draw:frame>
        <draw:frame draw:style-name="gr9" draw:text-style-name="P5" draw:layer="layout" svg:width="1.5cm" svg:height="0.75cm" svg:x="13.25cm" svg:y="6cm">
          <draw:text-box>
            <text:p><text:span text:style-name="T1">MAR</text:span></text:p>
          </draw:text-box>
        </draw:frame>
        <draw:custom-shape draw:style-name="gr10" draw:text-style-name="P7" draw:layer="layout" svg:width="5.25cm" svg:height="1cm" svg:x="8.5cm" svg:y="4cm">
          <text:p text:style-name="P6"><text:span text:style-name="T2">Memor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cm" svg:y1="5.75cm" svg:x2="11cm" svg:y2="5cm">
          <text:p/>
        </draw:line>
        <draw:custom-shape draw:style-name="gr7" draw:text-style-name="P4" draw:layer="layout" svg:width="4.25cm" svg:height="1cm" svg:x="9cm" svg:y="5.7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5cm" svg:y1="14.75cm" svg:x2="14.5cm" svg:y2="14.75cm">
          <text:p/>
        </draw:line>
        <draw:line draw:style-name="gr2" draw:text-style-name="P3" draw:layer="layout" svg:x1="11cm" svg:y1="9.75cm" svg:x2="11cm" svg:y2="10.75cm">
          <text:p/>
        </draw:line>
        <draw:polygon draw:style-name="gr11" draw:text-style-name="P8" draw:layer="layout" svg:width="1.999cm" svg:height="5.499cm" svg:x="9.25cm" svg:y="12cm" svg:viewBox="0 0 2000 5500" draw:points="0,0 0,1528 833,2292 833,3056 0,3972 0,5500 2000,3514 2000,1986">
          <text:p/>
        </draw:polygon>
        <draw:line draw:style-name="gr2" draw:text-style-name="P2" draw:layer="layout" svg:x1="9cm" svg:y1="9.5cm" svg:x2="7.75cm" svg:y2="9.5cm">
          <text:p/>
        </draw:line>
        <draw:custom-shape draw:style-name="gr12" draw:text-style-name="P4" draw:layer="layout" svg:width="4.25cm" svg:height="1cm" svg:x="9cm" svg:y="8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5cm" svg:y1="12.75cm" svg:x2="9.25cm" svg:y2="12.75cm">
          <text:p/>
        </draw:line>
        <draw:line draw:style-name="gr3" draw:text-style-name="P2" draw:layer="layout" svg:x1="8.25cm" svg:y1="11.25cm" svg:x2="8.25cm" svg:y2="12.75cm">
          <text:p/>
        </draw:line>
        <draw:custom-shape draw:style-name="gr12" draw:text-style-name="P4" draw:layer="layout" svg:width="4.25cm" svg:height="1cm" svg:x="9cm" svg:y="10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9.25cm" svg:x2="13.25cm" svg:y2="9.25cm">
          <text:p/>
        </draw:line>
        <draw:line draw:style-name="gr3" draw:text-style-name="P2" draw:layer="layout" svg:x1="14.5cm" svg:y1="9.25cm" svg:x2="14.5cm" svg:y2="14.75cm">
          <text:p/>
        </draw:line>
        <draw:frame draw:style-name="gr13" draw:text-style-name="P9" draw:layer="layout" svg:width="0.75cm" svg:height="0.962cm" svg:x="9.25cm" svg:y="12.5cm">
          <draw:text-box>
            <text:p>x</text:p>
          </draw:text-box>
        </draw:frame>
        <draw:frame draw:style-name="gr13" draw:text-style-name="P9" draw:layer="layout" svg:width="1cm" svg:height="0.962cm" svg:x="9.25cm" svg:y="16cm">
          <draw:text-box>
            <text:p>y</text:p>
          </draw:text-box>
        </draw:frame>
        <draw:frame draw:style-name="gr8" draw:text-style-name="P5" draw:layer="layout" svg:width="1cm" svg:height="0.725cm" svg:x="12.25cm" svg:y="8cm">
          <draw:text-box>
            <text:p><text:span text:style-name="T1">A</text:span></text:p>
          </draw:text-box>
        </draw:frame>
        <draw:frame draw:style-name="gr8" draw:text-style-name="P5" draw:layer="layout" svg:width="1cm" svg:height="0.725cm" svg:x="12.25cm" svg:y="10.025cm">
          <draw:text-box>
            <text:p><text:span text:style-name="T1">Z</text:span></text:p>
          </draw:text-box>
        </draw:frame>
        <draw:custom-shape draw:style-name="gr12" draw:text-style-name="P4" draw:layer="layout" svg:width="4.25cm" svg:height="1cm" svg:x="1.75cm" svg:y="9.7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cm" svg:height="0.725cm" svg:x="5.25cm" svg:y="9.025cm">
          <draw:text-box>
            <text:p><text:span text:style-name="T1">IR</text:span></text:p>
          </draw:text-box>
        </draw:frame>
        <draw:custom-shape draw:style-name="gr12" draw:text-style-name="P4" draw:layer="layout" svg:width="4.25cm" svg:height="1cm" svg:x="1.75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75cm" svg:y1="12.25cm" svg:x2="4.75cm" svg:y2="13cm">
          <text:p/>
        </draw:line>
        <draw:line draw:style-name="gr3" draw:text-style-name="P2" draw:layer="layout" svg:x1="3.25cm" svg:y1="12.25cm" svg:x2="4.75cm" svg:y2="12.25cm">
          <text:p/>
        </draw:line>
        <draw:custom-shape draw:style-name="gr14" draw:text-style-name="P11" draw:layer="layout" svg:width="0.75cm" svg:height="1cm" svg:x="3.5cm" svg:y="11.75cm">
          <text:p text:style-name="P10"><text:span text:style-name="T3">+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75cm" svg:height="5.25cm" svg:x="0.75cm" svg:y="3cm">
          <text:p text:style-name="P10">…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3.75cm" svg:height="0.962cm" svg:x="0.322cm" svg:y="1.211cm">
          <draw:text-box>
            <text:p>Steuerwerk</text:p>
          </draw:text-box>
        </draw:frame>
        <draw:frame draw:style-name="gr9" draw:text-style-name="P13" draw:layer="layout" svg:width="3.75cm" svg:height="0.962cm" svg:x="8cm" svg:y="1.288cm">
          <draw:text-box>
            <text:p>Speicher</text:p>
          </draw:text-box>
        </draw:frame>
        <draw:frame draw:style-name="gr9" draw:text-style-name="P13" draw:layer="layout" svg:width="4.5cm" svg:height="0.962cm" svg:x="8cm" svg:y="7.25cm">
          <draw:text-box>
            <text:p>Rechenwerk</text:p>
          </draw:text-box>
        </draw:frame>
        <draw:frame draw:style-name="gr9" draw:text-style-name="P13" draw:layer="layout" svg:width="4.5cm" svg:height="1.673cm" svg:x="0.25cm" svg:y="11.038cm">
          <draw:text-box>
            <text:p>Register</text:p>
            <text:p>und IO</text:p>
          </draw:text-box>
        </draw:frame>
        <draw:custom-shape draw:style-name="gr12" draw:text-style-name="P4" draw:layer="layout" svg:width="4.25cm" svg:height="1cm" svg:x="1.75cm" svg:y="14.7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19cm" svg:height="0.725cm" svg:x="0.231cm" svg:y="14.981cm">
          <draw:text-box>
            <text:p><text:span text:style-name="T1">SWR</text:span></text:p>
          </draw:text-box>
        </draw:frame>
        <draw:custom-shape draw:style-name="gr12" draw:text-style-name="P4" draw:layer="layout" svg:width="4.25cm" svg:height="1cm" svg:x="1.75cm" svg:y="16.2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5cm" svg:height="0.725cm" svg:x="0.75cm" svg:y="13.25cm">
          <draw:text-box>
            <text:p><text:span text:style-name="T1">PC</text:span></text:p>
          </draw:text-box>
        </draw:frame>
        <draw:frame draw:style-name="gr8" draw:text-style-name="P5" draw:layer="layout" svg:width="1.5cm" svg:height="0.725cm" svg:x="0.25cm" svg:y="16.275cm">
          <draw:text-box>
            <text:p><text:span text:style-name="T1">OUT</text:span></text:p>
          </draw:text-box>
        </draw:frame>
        <draw:line draw:style-name="gr17" draw:text-style-name="P2" draw:layer="layout" svg:x1="7.5cm" svg:y1="1.25cm" svg:x2="7.5cm" svg:y2="17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1T23:11:19.790361134</meta:creation-date>
    <dc:date>2020-12-13T20:40:40.916688233</dc:date>
    <meta:editing-duration>PT2H35M18S</meta:editing-duration>
    <meta:editing-cycles>16</meta:editing-cycles>
    <meta:generator>LibreOffice/7.0.1.2$Linux_X86_64 LibreOffice_project/00$Build-2</meta:generator>
    <meta:document-statistic meta:object-count="57"/>
  </office:meta>
</office:document-meta>
</file>